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in" fo:margin-bottom="0in" style:contextual-spacing="false" fo:line-height="100%"/>
      <style:text-properties officeooo:rsid="001e34e6" officeooo:paragraph-rsid="001e34e6"/>
    </style:style>
    <style:style style:name="P2" style:family="paragraph" style:parent-style-name="Standard">
      <style:paragraph-properties fo:margin-top="0.1in" fo:margin-bottom="0in" style:contextual-spacing="false" fo:line-height="100%"/>
      <style:text-properties style:font-name="Liberation Serif" fo:font-size="12pt" fo:font-style="normal" fo:font-weight="normal" officeooo:rsid="00c24627" officeooo:paragraph-rsid="001e34e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" style:family="paragraph" style:parent-style-name="Contents_20_1">
      <style:paragraph-properties>
        <style:tab-stops>
          <style:tab-stop style:position="6.7083in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/>
    </style:style>
    <style:style style:name="P5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5in"/>
        </style:tab-stops>
      </style:paragraph-properties>
    </style:style>
    <style:style style:name="P6" style:family="paragraph" style:parent-style-name="Heading_20_1">
      <style:paragraph-properties fo:margin-left="0in" fo:margin-right="0in" fo:margin-top="0.1665in" fo:margin-bottom="0.0835in" style:contextual-spacing="false" fo:text-indent="0in" style:auto-text-indent="false" fo:break-before="page">
        <style:tab-stops>
          <style:tab-stop style:position="0.5in"/>
        </style:tab-stops>
      </style:paragraph-properties>
      <style:text-properties officeooo:rsid="00f6f162" officeooo:paragraph-rsid="00f6f162"/>
    </style:style>
    <style:style style:name="T1" style:family="text">
      <style:text-properties officeooo:rsid="00cb0696"/>
    </style:style>
    <style:style style:name="T2" style:family="text">
      <style:text-properties officeooo:rsid="006e1105"/>
    </style:style>
    <style:style style:name="T3" style:family="text">
      <style:text-properties officeooo:rsid="00f9176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4731_2173050420" text:style-name="Index_20_Link" text:visited-style-name="Index_20_Link"><text:s/>5 Puesta en marcha de una instalación<text:tab/>2</text:a></text:p>
        </text:index-body>
      </text:table-of-content>
      <text:h text:style-name="P5" text:outline-level="1"/>
      <text:h text:style-name="P6" text:outline-level="1"><text:bookmark-start text:name="__RefHeading___Toc4731_2173050420"/>Puesta en marcha de una instalación<text:bookmark-end text:name="__RefHeading___Toc4731_2173050420"/></text:h>
      <text:p text:style-name="P1">Los refrigerantes o fluidos frigorígenos se utilizan como medio de transporte de calor, absorbiendo o cediendo calor mediante un cambio de fase (calor latente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 text:start-value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cb0696"/>
    </style:style>
    <style:style style:name="MT2" style:family="text">
      <style:text-properties officeooo:rsid="00f9176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11in" fo:margin-right="0.7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río y climatización<text:tab/>G<text:span text:style-name="MT1">S</text:span> – Unidad <text:span text:style-name="MT2">5</text:span><text:tab/><text:span text:style-name="MT1">01</text:span>/2<text:span text:style-name="MT1">4</text:span></text:p>
      </style:header>
      <style:footer>
        <text:p text:style-name="Footnote">Paulino Posada<text:tab/><text:tab/>pá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1-06T22:43:10.539417195</dc:date>
    <meta:editing-duration>P2DT12H14M53S</meta:editing-duration>
    <meta:editing-cycles>521</meta:editing-cycles>
    <meta:generator>LibreOffice/4.2.8.2$Linux_x86 LibreOffice_project/420m0$Build-2</meta:generator>
    <meta:document-statistic meta:table-count="0" meta:image-count="0" meta:object-count="0" meta:page-count="2" meta:paragraph-count="6" meta:word-count="55" meta:character-count="322" meta:non-whitespace-character-count="269"/>
  </office:meta>
</office:document-meta>
</file>